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2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15975b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3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4" style:family="graphic" style:parent-style-name="standard" style:list-style-name="L2">
      <style:graphic-properties draw:stroke="solid" draw:stroke-dash="Dashed_20__28_var_29__20_1" svg:stroke-width="0cm" svg:stroke-color="#000000" draw:marker-start="" draw:marker-start-width="0.2cm" draw:marker-start-center="false" draw:marker-end="" draw:marker-end-width="0.2cm" draw:marker-end-center="false" draw:fill="solid" draw:fill-color="#0f7043" draw:textarea-horizontal-align="justify" draw:textarea-vertical-align="middle" draw:auto-grow-height="false" fo:min-height="0.75cm" fo:min-width="2.1cm" fo:padding-top="0.125cm" fo:padding-bottom="0.125cm" fo:padding-left="0.25cm" fo:padding-right="0.25cm" draw:shadow="hidden" draw:shadow-offset-x="0.2cm" draw:shadow-offset-y="0.2cm" draw:shadow-color="#808080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true" draw:auto-grow-width="false" fo:min-height="0.75cm" fo:min-width="0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cm"/>
    </style:style>
    <style:style style:name="gr8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9.608cm" fo:min-width="0cm" fo:padding-top="0.139cm" fo:padding-bottom="0.139cm" fo:padding-left="0.264cm" fo:padding-right="0.264cm"/>
    </style:style>
    <style:style style:name="gr9" style:family="graphic" style:parent-style-name="standard">
      <style:graphic-properties draw:stroke="none" svg:stroke-color="#000000" draw:fill="none" draw:fill-color="#ffffff" draw:textarea-horizontal-align="center" draw:textarea-vertical-align="top" fo:min-height="0.65cm"/>
    </style:style>
    <style:style style:name="gr10" style:family="graphic" style:parent-style-name="standard">
      <style:graphic-properties svg:stroke-width="0.028cm" svg:stroke-color="#000000" draw:marker-start-width="0.242cm" draw:marker-end-width="0.242cm" draw:fill="none" draw:textarea-vertical-align="middle" draw:auto-grow-height="false" fo:min-height="2.188cm" fo:min-width="0cm" fo:padding-top="0.139cm" fo:padding-bottom="0.139cm" fo:padding-left="0.264cm" fo:padding-right="0.264cm"/>
    </style:style>
    <style:style style:name="gr11" style:family="graphic" style:parent-style-name="objectwithoutfill">
      <style:graphic-properties draw:fill="none" draw:textarea-vertical-align="middle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loext:graphic-properties draw:fill="solid" draw:fill-color="#0f7043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15975b"/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text-properties fo:color="#0f7043" fo:font-size="14pt" fo:font-weight="bold" style:font-size-asian="14pt" style:font-weight-asian="bold" style:font-size-complex="14pt" style:font-weight-complex="bold"/>
    </style:style>
    <style:style style:name="P7" style:family="paragraph">
      <loext:graphic-properties draw:fill="none" draw:fill-color="#ffffff"/>
      <style:text-properties fo:color="#0f7043" fo:font-size="14pt" fo:font-weight="bold" style:font-size-asian="14pt" style:font-weight-asian="bold" style:font-size-complex="14pt" style:font-weight-complex="bold"/>
    </style:style>
    <style:style style:name="T1" style:family="text">
      <style:text-properties fo:font-variant="normal" fo:text-transform="none" fo:color="#ffffff" style:text-outline="false" style:text-line-through-style="none" style:text-line-through-type="none" style:font-name="Liberation Sans" fo:font-size="14pt" fo:language="en" fo:country="US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ffffff" style:text-outline="false" style:text-line-through-style="none" style:text-line-through-type="none" style:font-name="Liberation Sans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Droid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color="#0f7043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f7043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2.6cm" svg:height="1cm" svg:x="0.8cm" svg:y="1.8cm">
          <text:p text:style-name="P1"><text:span text:style-name="T1">Node</text:span><text:span text:style-name="T2"> 1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6cm" svg:height="1cm" svg:x="3.4cm" svg:y="1.8cm">
          <text:p text:style-name="P1"><text:span text:style-name="T1">Node</text:span><text:span text:style-name="T2"> 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2.6cm" svg:height="1cm" svg:x="6cm" svg:y="1.8cm">
          <text:p text:style-name="P1"><text:span text:style-name="T1">Node</text:span><text:span text:style-name="T2"> 3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2.6cm" svg:height="1cm" svg:x="11.2cm" svg:y="1.8cm">
          <text:p text:style-name="P1"><text:span text:style-name="T1">Node</text:span><text:span text:style-name="T2"> 1</text:span></text:p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2.6cm" svg:height="1cm" svg:x="8.6cm" svg:y="1.8cm">
          <draw:text-box>
            <text:p>…</text:p>
          </draw:text-box>
        </draw:frame>
        <draw:frame draw:style-name="gr5" draw:text-style-name="P4" draw:layer="layout" svg:width="2.6cm" svg:height="1cm" svg:x="13.8cm" svg:y="1.8cm">
          <draw:text-box>
            <text:p>…</text:p>
          </draw:text-box>
        </draw:frame>
        <draw:line draw:style-name="gr6" draw:text-style-name="P5" draw:layer="layout" svg:x1="0.4cm" svg:y1="4.6cm" svg:x2="16.4cm" svg:y2="4.6cm">
          <text:p/>
        </draw:line>
        <draw:frame draw:style-name="gr7" draw:text-style-name="P4" draw:layer="layout" svg:width="0.8cm" svg:height="0.878cm" svg:x="15.3cm" svg:y="3.722cm">
          <draw:text-box>
            <text:p><text:span text:style-name="T3">t</text:span></text:p>
          </draw:text-box>
        </draw:frame>
        <draw:custom-shape draw:style-name="gr8" draw:text-style-name="P5" draw:layer="layout" svg:width="0.6cm" svg:height="10.4cm" draw:transform="rotate (1.5707963267949) translate (0.8cm 1.6cm)">
          <text:p/>
          <draw:enhanced-geometry svg:viewBox="0 0 21600 21600" draw:glue-points="0 0 0 21600 21600 10800" draw:text-areas="0 ?f9 7800 ?f10" draw:type="right-brace" draw:modifiers="429.881742140179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7" draw:layer="layout" svg:width="5.2cm" svg:height="0.9cm" svg:x="3.4cm" svg:y="0.1cm">
          <draw:text-box>
            <text:p text:style-name="P6"><text:span text:style-name="T4">TDMA Round</text:span></text:p>
          </draw:text-box>
        </draw:frame>
        <draw:custom-shape draw:style-name="gr10" draw:text-style-name="P5" draw:layer="layout" svg:width="0.6cm" svg:height="2.6cm" draw:transform="rotate (-1.5707963267949) translate (3.4cm 3cm)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9" draw:text-style-name="P7" draw:layer="layout" svg:width="5.2cm" svg:height="0.9cm" svg:x="-0.5cm" svg:y="3.6cm">
          <draw:text-box>
            <text:p text:style-name="P6"><text:span text:style-name="T5">Private</text:span><text:span text:style-name="T4"> Time </text:span><text:span text:style-name="T5">Slot</text:span></text:p>
          </draw:text-box>
        </draw:frame>
        <draw:line draw:style-name="gr11" draw:text-style-name="P5" draw:layer="layout" svg:x1="0.4cm" svg:y1="1.8cm" svg:x2="16.4cm" svg:y2="1.8cm">
          <text:p/>
        </draw:line>
        <draw:line draw:style-name="gr11" draw:text-style-name="P5" draw:layer="layout" svg:x1="0.4cm" svg:y1="2.8cm" svg:x2="16.4cm" svg:y2="2.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.5cm" fo:page-height="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13T16:09:48.207549981</meta:creation-date>
    <dc:date>2016-08-13T17:16:19.112191000</dc:date>
    <meta:editing-duration>PT1H6M31S</meta:editing-duration>
    <meta:editing-cycles>1</meta:editing-cycles>
    <meta:document-statistic meta:object-count="14"/>
    <meta:generator>LibreOffice/5.1.4.2$Linux_X86_64 LibreOffice_project/10m0$Build-2</meta:generator>
  </office:meta>
</office:document-meta>
</file>